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999999" draw:textarea-horizontal-align="justify" draw:textarea-vertical-align="middle" draw:auto-grow-height="false" fo:min-height="3.476cm" fo:min-width="7.036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4" style:family="graphic" style:parent-style-name="standard">
      <style:graphic-properties svg:stroke-color="#333333" draw:fill-color="#cccccc" draw:textarea-horizontal-align="justify" draw:textarea-vertical-align="middle" draw:auto-grow-height="false" fo:min-height="0.379cm" fo:min-width="1.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5.532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69a2e" draw:fill-color="#77bc65" draw:textarea-horizontal-align="justify" draw:textarea-vertical-align="middle" draw:auto-grow-height="false" fo:min-height="0.749cm" fo:min-width="5.532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textarea-horizontal-align="center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fill-color="#999999"/>
      <style:paragraph-properties fo:text-align="center" style:writing-mode="lr-tb"/>
      <style:text-properties fo:color="#000000" loext:opacity="100%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ccccc"/>
      <style:paragraph-properties fo:text-align="center" style:writing-mode="lr-tb"/>
    </style:style>
    <style:style style:name="P7" style:family="paragraph">
      <loext:graphic-properties draw:fill-color="#77bc65"/>
      <style:paragraph-properties fo:text-align="center" style:writing-mode="lr-tb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38cm" svg:height="4.128cm" svg:x="12.112cm" svg:y="10.207cm">
          <text:p text:style-name="P1"><text:span text:style-name="T1">MC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3.175cm" svg:height="0.999cm" draw:transform="rotate (-1.5707963267949) translate (22.59cm 13.7cm)">
          <text:p text:style-name="P3">USB PD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3.175cm" svg:height="0.999cm" draw:transform="rotate (-1.5707963267949) translate (24.177cm 13.7cm)">
          <text:p text:style-name="P3">RTC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3.175cm" svg:height="0.999cm" draw:transform="rotate (-1.5707963267949) translate (25.765cm 13.7cm)">
          <text:p text:style-name="P3">OLED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3.175cm" svg:height="0.999cm" draw:transform="rotate (-1.5707963267949) translate (27.399cm 13.7cm)">
          <text:p text:style-name="P3">NIX 1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3.175cm" svg:height="0.999cm" draw:transform="rotate (-1.5707963267949) translate (30.527cm 13.7cm)">
          <text:p text:style-name="P3">NIX 12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031cm" svg:height="0.962cm" svg:x="27.987cm" svg:y="14.652cm">
          <draw:text-box>
            <text:p>...</text:p>
          </draw:text-box>
        </draw:frame>
        <draw:custom-shape draw:style-name="gr4" draw:text-style-name="P6" xml:id="id9" draw:id="id9" draw:layer="layout" svg:width="3.81cm" svg:height="0.999cm" svg:x="17.192cm" svg:y="11.795cm">
          <text:p text:style-name="P3">I2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7" draw:id="id7" draw:layer="layout" svg:width="3.81cm" svg:height="0.999cm" svg:x="17.192cm" svg:y="10.478cm">
          <text:p text:style-name="P3">U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6" draw:id="id6" draw:layer="layout" svg:width="3.175cm" svg:height="0.999cm" svg:x="21.955cm" svg:y="10.478cm">
          <text:p text:style-name="P3">GPS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81cm" svg:height="0.999cm" svg:x="11.16cm" svg:y="10.478cm">
          <text:p text:style-name="P3">GPI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3" draw:id="id3" draw:layer="layout" svg:width="3.81cm" svg:height="0.999cm" svg:x="11.16cm" svg:y="11.748cm">
          <text:p text:style-name="P3">PWM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xml:id="id5" draw:id="id5" draw:layer="layout" svg:width="6.032cm" svg:height="0.999cm" svg:x="4.175cm" svg:y="10.478cm">
          <text:p text:style-name="P3">Rotary Encoder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6.032cm" svg:height="0.999cm" svg:x="4.175cm" svg:y="11.748cm">
          <text:p text:style-name="P3">Boost Converter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3.81cm" svg:height="0.999cm" svg:x="11.16cm" svg:y="13.018cm">
          <text:p text:style-name="P3">AD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3" draw:layer="layout" svg:x1="11.636cm" svg:y1="13.518cm" svg:x2="7.191cm" svg:y2="12.747cm" draw:start-shape="id1" draw:start-glue-point="9" draw:end-shape="id2" svg:d="M11636 13518h-4445v-771" svg:viewBox="0 0 4446 772">
          <text:p/>
        </draw:connector>
        <draw:connector draw:style-name="gr7" draw:text-style-name="P3" draw:layer="layout" svg:x1="11.636cm" svg:y1="12.248cm" svg:x2="10.207cm" svg:y2="12.247cm" draw:start-shape="id3" draw:start-glue-point="9" draw:end-shape="id2" draw:end-glue-point="1" svg:d="M11636 12248h-952v-1h-477" svg:viewBox="0 0 1430 2">
          <text:p/>
        </draw:connector>
        <draw:connector draw:style-name="gr7" draw:text-style-name="P3" draw:layer="layout" svg:x1="11.636cm" svg:y1="10.978cm" svg:x2="10.207cm" svg:y2="10.977cm" draw:start-shape="id4" draw:start-glue-point="9" draw:end-shape="id5" draw:end-glue-point="1" svg:d="M11636 10978h-952v-1h-477" svg:viewBox="0 0 1430 2">
          <text:p/>
        </draw:connector>
        <draw:connector draw:style-name="gr7" draw:text-style-name="P3" draw:layer="layout" svg:x1="21.955cm" svg:y1="10.977cm" svg:x2="20.526cm" svg:y2="10.978cm" draw:start-shape="id6" draw:start-glue-point="3" draw:end-shape="id7" draw:end-glue-point="6" svg:d="M21955 10977h-476v1h-953" svg:viewBox="0 0 1430 2">
          <text:p/>
        </draw:connector>
        <draw:connector draw:style-name="gr7" draw:text-style-name="P3" draw:layer="layout" svg:x1="30.028cm" svg:y1="13.7cm" svg:x2="20.526cm" svg:y2="12.295cm" draw:start-shape="id8" draw:start-glue-point="3" draw:end-shape="id9" draw:end-glue-point="6" svg:d="M30028 13700v-1405h-9502" svg:viewBox="0 0 9503 1406">
          <text:p/>
        </draw:connector>
        <draw:connector draw:style-name="gr7" draw:text-style-name="P3" draw:layer="layout" svg:x1="22.091cm" svg:y1="13.7cm" svg:x2="20.526cm" svg:y2="12.295cm" draw:start-shape="id10" draw:start-glue-point="3" draw:end-shape="id9" draw:end-glue-point="6" svg:d="M22091 13700v-1405h-1565" svg:viewBox="0 0 1566 1406">
          <text:p/>
        </draw:connector>
        <draw:connector draw:style-name="gr7" draw:text-style-name="P3" draw:layer="layout" svg:x1="23.678cm" svg:y1="13.7cm" svg:x2="20.526cm" svg:y2="12.295cm" draw:start-shape="id11" draw:start-glue-point="3" draw:end-shape="id9" draw:end-glue-point="6" svg:d="M23678 13700v-1405h-3152" svg:viewBox="0 0 3153 1406">
          <text:p/>
        </draw:connector>
        <draw:connector draw:style-name="gr7" draw:text-style-name="P3" draw:layer="layout" svg:x1="25.266cm" svg:y1="13.7cm" svg:x2="20.526cm" svg:y2="12.295cm" draw:start-shape="id12" draw:start-glue-point="3" draw:end-shape="id9" draw:end-glue-point="6" svg:d="M25266 13700v-1405h-4740" svg:viewBox="0 0 4741 1406">
          <text:p/>
        </draw:connector>
        <draw:connector draw:style-name="gr7" draw:text-style-name="P3" draw:layer="layout" svg:x1="26.9cm" svg:y1="13.7cm" svg:x2="20.526cm" svg:y2="12.295cm" draw:start-shape="id13" draw:start-glue-point="3" draw:end-shape="id9" draw:end-glue-point="6" svg:d="M26900 13700v-1405h-6374" svg:viewBox="0 0 6375 140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5:42:14.384105119</meta:creation-date>
    <dc:date>2025-09-14T12:22:52.128670160</dc:date>
    <meta:editing-duration>PT26M13S</meta:editing-duration>
    <meta:editing-cycles>7</meta:editing-cycles>
    <meta:generator>LibreOffice/24.2.7.2$Linux_X86_64 LibreOffice_project/420$Build-2</meta:generator>
    <meta:document-statistic meta:object-count="24"/>
  </office:meta>
</office:document-meta>
</file>